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61" table:style-name="ce1">
            <text:p>61</text:p>
          </table:table-cell>
          <table:table-cell office:value-type="float" office:value="36" table:style-name="ce1">
            <text:p>36</text:p>
          </table:table-cell>
          <table:table-cell office:value-type="float" office:value="491" table:style-name="ce1">
            <text:p>49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53" table:style-name="ce1">
            <text:p>53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95" table:style-name="ce1">
            <text:p>95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67" table:style-name="ce1">
            <text:p>67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86" table:style-name="ce1">
            <text:p>86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52:05Z</dc:date>
    <meta:editing-duration>PT0S</meta:editing-duration>
  </office:meta>
</office:document-meta>
</file>